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4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75cm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4cm" fo:padding-top="0.139cm" fo:padding-bottom="0.139cm" fo:padding-left="0.264cm" fo:padding-right="0.264cm"/>
    </style:style>
    <style:style style:name="gr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88cm"/>
    </style:style>
    <style:style style:name="gr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="none" fo:min-height="0.575cm"/>
    </style:style>
    <style:style style:name="gr1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4cm"/>
    </style:style>
    <style:style style:name="gr20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4cm" fo:padding-top="0.139cm" fo:padding-bottom="0.139cm" fo:padding-left="0.264cm" fo:padding-right="0.264cm"/>
    </style:style>
    <style:style style:name="gr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2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1cm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581cm"/>
    </style:style>
    <style:style style:name="gr2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none" fo:min-height="0.775cm"/>
    </style:style>
    <style:style style:name="gr28" style:family="graphic" style:parent-style-name="standard">
      <style:graphic-properties draw:stroke="none" draw:fill="none" fo:min-height="1.075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 style:list-style-name="L3">
      <style:graphic-properties draw:stroke="none" draw:fill="none" fo:min-height="0.862cm"/>
    </style:style>
    <style:style style:name="gr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32" style:family="graphic" style:parent-style-name="standard" style:list-style-name="L3">
      <style:graphic-properties draw:stroke="none" draw:fill="none" fo:min-height="0.862cm"/>
    </style:style>
    <style:style style:name="gr33" style:family="graphic" style:parent-style-name="standard">
      <style:graphic-properties draw:stroke="none" draw:fill="none" fo:min-height="0.85cm"/>
    </style:style>
    <style:style style:name="gr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36" style:family="graphic" style:parent-style-name="standard" style:list-style-name="L3">
      <style:graphic-properties draw:stroke="none" draw:fill="none" fo:min-height="0.738cm"/>
    </style:style>
    <style:style style:name="gr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39" style:family="graphic" style:parent-style-name="standard" style:list-style-name="L3">
      <style:graphic-properties draw:stroke="none" draw:fill="none" fo:min-height="0.738cm"/>
    </style:style>
    <style:style style:name="gr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1.213cm" fo:padding-top="0.139cm" fo:padding-bottom="0.139cm" fo:padding-left="0.264cm" fo:padding-right="0.264cm"/>
    </style:style>
    <style:style style:name="gr42" style:family="graphic" style:parent-style-name="Default_5f_3" style:list-style-name="L1">
      <style:graphic-properties draw:stroke="none" draw:fill="none" fo:min-height="10.108cm"/>
    </style:style>
    <style:style style:name="gr43" style:family="graphic" style:parent-style-name="standard">
      <style:graphic-properties draw:textarea-horizontal-align="justify" draw:textarea-vertical-align="middle" draw:auto-grow-height="false" fo:min-height="0.55cm" fo:min-width="1.167cm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1.1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6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47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9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</style:style>
    <style:style style:name="gr5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</style:style>
    <style:style style:name="gr51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1.021cm" fo:min-width="1.972cm" fo:padding-top="0.139cm" fo:padding-bottom="0.139cm" fo:padding-left="0.264cm" fo:padding-right="0.264cm"/>
    </style:style>
    <style:style style:name="gr52" style:family="graphic" style:parent-style-name="standard">
      <style:graphic-properties draw:stroke="none" draw:fill="none" fo:min-height="1.095cm"/>
    </style:style>
    <style:style style:name="gr5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pr1" style:family="presentation" style:parent-style-name="header_5f_-title">
      <style:graphic-properties draw:auto-grow-height="true" fo:min-height="3.079cm"/>
    </style:style>
    <style:style style:name="pr2" style:family="presentation" style:parent-style-name="header_5f_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1.8cm"/>
    </style:style>
    <style:style style:name="pr6" style:family="presentation" style:parent-style-name="content-title">
      <style:graphic-properties draw:auto-grow-height="true" fo:min-height="2.597cm"/>
    </style:style>
    <style:style style:name="pr7" style:family="presentation" style:parent-style-name="content-notes">
      <style:graphic-properties draw:fill-color="#ffffff" draw:auto-grow-height="true" fo:min-height="13.364cm"/>
    </style:style>
    <style:style style:name="pr8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Open Sans1" fo:font-size="24pt" fo:font-weight="bold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style:font-name="Open Sans" fo:font-size="12.3999996185303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style:font-name="Open Sans" fo:font-size="13.8000001907349pt" style:font-size-asian="20pt" style:font-size-complex="20pt"/>
    </style:style>
    <style:style style:name="P10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3465a4"/>
      <style:paragraph-properties fo:text-align="center" style:writing-mode="lr-tb"/>
      <style:text-properties fo:color="#ffffff" style:font-name="Open Sans" fo:font-size="14pt" style:font-size-asian="14pt" style:font-size-complex="14pt"/>
    </style:style>
    <style:style style:name="P13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style:font-name="Open Sans" fo:font-size="14pt" style:letter-kerning="true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2.3999996185303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Open Sans" fo:font-size="9.60000038146973pt" style:font-size-asian="14pt" style:font-size-complex="14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  <style:text-properties style:font-name="Open Sans" fo:font-size="12.3999996185303pt"/>
    </style:style>
    <style:style style:name="P22" style:family="paragraph">
      <loext:graphic-properties draw:fill="none"/>
      <style:paragraph-properties style:writing-mode="lr-tb"/>
      <style:text-properties style:font-name="Open Sans" fo:font-size="12.3999996185303pt" fo:font-weight="bold" style:font-weight-asian="bold" style:font-weight-complex="bold"/>
    </style:style>
    <style:style style:name="P23" style:family="paragraph">
      <style:text-properties fo:hyphenate="false"/>
    </style:style>
    <style:style style:name="P24" style:family="paragraph">
      <loext:graphic-properties draw:fill="none"/>
      <style:paragraph-properties style:writing-mode="lr-tb"/>
      <style:text-properties style:font-name="Open Sans" fo:font-size="12.3999996185303pt" fo:hyphenate="false"/>
    </style:style>
    <style:style style:name="P25" style:family="paragraph">
      <loext:graphic-properties draw:fill-color="#3465a4"/>
      <style:paragraph-properties fo:text-align="center" style:writing-mode="lr-tb"/>
      <style:text-properties fo:color="#ffffff" style:font-name="Open Sans" fo:font-size="18pt" style:font-size-asian="14pt" style:font-size-complex="14pt"/>
    </style:style>
    <style:style style:name="P26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style:font-name="Open Sans" fo:font-size="18pt" style:letter-kerning="true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style:font-name="Open Sans" fo:font-size="18pt"/>
    </style:style>
    <style:style style:name="P28" style:family="paragraph">
      <style:paragraph-properties fo:margin-left="0cm" fo:margin-right="0cm" fo:margin-top="0.2cm" fo:margin-bottom="0.2cm" fo:line-height="100%" fo:text-indent="0cm"/>
    </style:style>
    <style:style style:name="P29" style:family="paragraph">
      <loext:graphic-properties draw:fill="none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2.3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30" style:family="paragraph">
      <loext:graphic-properties draw:fill-color="#3465a4"/>
      <style:paragraph-properties fo:text-align="center"/>
      <style:text-properties fo:color="#ffffff" style:font-name="Open Sans" fo:font-size="14pt" style:font-size-asian="14pt" style:font-size-complex="14pt"/>
    </style:style>
    <style:style style:name="P31" style:family="paragraph">
      <style:paragraph-properties fo:margin-left="0cm" fo:margin-right="0cm" fo:text-align="center" fo:text-indent="0cm" style:writing-mode="lr-tb"/>
    </style:style>
    <style:style style:name="P32" style:family="paragraph">
      <loext:graphic-properties draw:fill-color="#3465a4"/>
      <style:paragraph-properties fo:text-align="center"/>
      <style:text-properties fo:color="#ffffff" style:font-name="Open Sans" fo:font-size="18pt" style:font-size-asian="14pt" style:font-size-complex="14pt"/>
    </style:style>
    <style:style style:name="P33" style:family="paragraph">
      <loext:graphic-properties draw:fill="none"/>
      <style:paragraph-properties style:writing-mode="lr-tb"/>
      <style:text-properties style:font-name="Open Sans" fo:font-size="18pt" style:font-size-asian="18pt" style:font-size-complex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 Sans1" fo:font-size="24pt" fo:font-weight="bold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6" style:family="text">
      <style:text-properties style:font-name="Open Sans" fo:font-size="18pt" style:font-size-asian="18pt" style:font-size-complex="18pt"/>
    </style:style>
    <style:style style:name="T7" style:family="text">
      <style:text-properties style:font-name="Open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0" style:family="text">
      <style:text-properties fo:font-size="12.3999996185303pt"/>
    </style:style>
    <style:style style:name="T11" style:family="text">
      <style:text-properties style:font-name="Open Sans" fo:font-size="14pt" style:font-size-asian="14pt" style:font-size-complex="14pt"/>
    </style:style>
    <style:style style:name="T12" style:family="text">
      <style:text-properties fo:color="#ffffff" style:font-name="Open Sans" fo:font-size="14pt" style:font-size-asian="14pt" style:font-size-complex="14pt"/>
    </style:style>
    <style:style style:name="T13" style:family="text">
      <style:text-properties style:font-name="Open Sans" fo:font-size="18pt" fo:font-weight="bold" style:font-weight-asian="bold" style:font-weight-complex="bold"/>
    </style:style>
    <style:style style:name="T14" style:family="text">
      <style:text-properties style:font-name="Open Sans" fo:font-size="18pt"/>
    </style:style>
    <style:style style:name="T15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style:font-name="Open Sans" fo:font-size="18pt" style:letter-kerning="tru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_5f_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Linked List</text:span><text:span text:style-name="T1"> – Double Linked 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899cm" svg:y="11.027cm" presentation:class="title" presentation:user-transformed="true">
          <draw:text-box>
            <text:p><text:span text:style-name="T3"><text:tab/></text:span><text:span text:style-name="T3">Double Linked List -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4.472cm" svg:height="1.8cm" svg:x="1.028cm" svg:y="3.088cm" presentation:class="title" presentation:user-transformed="true">
          <draw:text-box>
            <text:p text:style-name="P5"><text:span text:style-name="T4">What ?</text:span></text:p>
          </draw:text-box>
        </draw:frame>
        <draw:frame draw:style-name="gr3" draw:text-style-name="P8" draw:layer="layout" svg:width="25.6cm" svg:height="1.725cm" svg:x="1.708cm" svg:y="5.703cm">
          <draw:text-box>
            <text:p xml:id="id8" text:id="id8" text:style-name="P7"><text:span text:style-name="T5">It is a Linear data structure that consist of sequence of nodes w</text:span><text:span text:style-name="T6">hich are connected to each other to form a list.</text:span></text:p>
          </draw:text-box>
        </draw:frame>
        <draw:frame draw:style-name="gr4" draw:text-style-name="P9" draw:layer="layout" svg:width="5cm" svg:height="0.988cm" svg:x="1.528cm" svg:y="4.788cm">
          <draw:text-box>
            <text:p xml:id="id7" text:id="id7"><text:span text:style-name="T7">Definition</text:span></text:p>
          </draw:text-box>
        </draw:frame>
        <draw:frame presentation:style-name="pr6" draw:text-style-name="P10" draw:layer="layout" svg:width="19.5cm" svg:height="2.597cm" svg:x="0.849cm" svg:y="0.609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3" draw:text-style-name="P8" draw:layer="layout" svg:width="25.6cm" svg:height="1.725cm" svg:x="1.708cm" svg:y="5.703cm">
          <draw:text-box>
            <text:p text:style-name="P7"><text:span text:style-name="T5">It is a Linear data structure that consist of sequence of nodes w</text:span><text:span text:style-name="T6">hich are connected to each other to form a list.</text:span></text:p>
          </draw:text-box>
        </draw:frame>
        <draw:g>
          <draw:custom-shape draw:style-name="gr5" draw:text-style-name="P12" draw:layer="layout" svg:width="1.742cm" svg:height="0.881cm" svg:x="6.941cm" svg:y="11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741cm" svg:height="0.881cm" svg:x="8.683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741cm" svg:height="0.881cm" svg:x="5.2cm" svg:y="11.4cm">
            <text:p/>
            <draw:enhanced-geometry svg:viewBox="0 0 21600 21600" draw:type="rectangle" draw:enhanced-path="M 0 0 L 21600 0 21600 21600 0 21600 0 0 Z N"/>
          </draw:custom-shape>
        </draw:g>
        <draw:polyline draw:style-name="gr8" draw:text-style-name="P14" xml:id="id9" draw:id="id9" draw:layer="layout" svg:width="0cm" svg:height="1.181cm" svg:x="7.793cm" svg:y="12.281cm" svg:viewBox="0 0 0 1182" draw:points="0,1182 0,0">
          <text:p/>
        </draw:polyline>
        <draw:frame draw:style-name="gr9" draw:text-style-name="P15" draw:layer="layout" svg:width="1.74cm" svg:height="0.738cm" svg:x="7.129cm" svg:y="13.501cm">
          <draw:text-box>
            <text:p xml:id="id10" text:id="id10"><text:span text:style-name="T10">Data</text:span></text:p>
          </draw:text-box>
        </draw:frame>
        <draw:frame presentation:style-name="pr6" draw:text-style-name="P10" draw:layer="layout" svg:width="19.5cm" svg:height="2.597cm" svg:x="0.849cm" svg:y="0.609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draw:frame presentation:style-name="pr5" draw:text-style-name="P6" draw:layer="layout" svg:width="4.472cm" svg:height="1.8cm" svg:x="1.028cm" svg:y="3.088cm" presentation:class="title" presentation:user-transformed="true">
          <draw:text-box>
            <text:p text:style-name="P5"><text:span text:style-name="T4">What ?</text:span></text:p>
          </draw:text-box>
        </draw:frame>
        <draw:frame draw:style-name="gr4" draw:text-style-name="P9" draw:layer="layout" svg:width="5cm" svg:height="0.988cm" svg:x="1.528cm" svg:y="4.788cm">
          <draw:text-box>
            <text:p><text:span text:style-name="T7">Defin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3" draw:text-style-name="P8" draw:layer="layout" svg:width="25.6cm" svg:height="1.725cm" svg:x="1.708cm" svg:y="5.703cm">
          <draw:text-box>
            <text:p text:style-name="P7"><text:span text:style-name="T5">It is a Linear data structure that consist of sequence of nodes w</text:span><text:span text:style-name="T6">hich are connected to each other to form a list.</text:span></text:p>
          </draw:text-box>
        </draw:frame>
        <draw:g>
          <draw:custom-shape draw:style-name="gr5" draw:text-style-name="P12" draw:layer="layout" svg:width="1.742cm" svg:height="0.881cm" svg:x="6.941cm" svg:y="11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741cm" svg:height="0.881cm" svg:x="8.683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741cm" svg:height="0.881cm" svg:x="5.2cm" svg:y="11.4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4" draw:layer="layout" svg:x1="7.793cm" svg:y1="13.463cm" svg:x2="7.793cm" svg:y2="12.281cm">
          <text:p/>
        </draw:line>
        <draw:frame draw:style-name="gr9" draw:text-style-name="P15" draw:layer="layout" svg:width="1.74cm" svg:height="0.738cm" svg:x="7.129cm" svg:y="13.501cm">
          <draw:text-box>
            <text:p><text:span text:style-name="T10">Data</text:span></text:p>
          </draw:text-box>
        </draw:frame>
        <draw:polyline draw:style-name="gr8" draw:text-style-name="P14" xml:id="id11" draw:id="id11" draw:layer="layout" svg:width="0cm" svg:height="1.043cm" svg:x="6.137cm" svg:y="12.37cm" svg:viewBox="0 0 0 1044" draw:points="0,1044 0,0">
          <text:p/>
        </draw:polyline>
        <draw:frame draw:style-name="gr11" draw:text-style-name="P15" draw:layer="layout" svg:width="1.74cm" svg:height="0.825cm" svg:x="5.5cm" svg:y="13.414cm">
          <draw:text-box>
            <text:p xml:id="id12" text:id="id12"><text:span text:style-name="T10">prev</text:span></text:p>
          </draw:text-box>
        </draw:frame>
        <draw:frame presentation:style-name="pr6" draw:text-style-name="P10" draw:layer="layout" svg:width="19.5cm" svg:height="2.597cm" svg:x="0.849cm" svg:y="0.609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draw:frame presentation:style-name="pr5" draw:text-style-name="P6" draw:layer="layout" svg:width="4.472cm" svg:height="1.8cm" svg:x="1.028cm" svg:y="3.088cm" presentation:class="title" presentation:user-transformed="true">
          <draw:text-box>
            <text:p text:style-name="P5"><text:span text:style-name="T4">What ?</text:span></text:p>
          </draw:text-box>
        </draw:frame>
        <draw:frame draw:style-name="gr4" draw:text-style-name="P9" draw:layer="layout" svg:width="5cm" svg:height="0.988cm" svg:x="1.528cm" svg:y="4.788cm">
          <draw:text-box>
            <text:p><text:span text:style-name="T7">Defin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3" draw:text-style-name="P8" draw:layer="layout" svg:width="25.6cm" svg:height="1.725cm" svg:x="1.708cm" svg:y="5.703cm">
          <draw:text-box>
            <text:p text:style-name="P7"><text:span text:style-name="T5">It is a Linear data structure that consist of sequence of nodes w</text:span><text:span text:style-name="T6">hich are connected to each other to form a list.</text:span></text:p>
          </draw:text-box>
        </draw:frame>
        <draw:g>
          <draw:custom-shape draw:style-name="gr5" draw:text-style-name="P12" draw:layer="layout" svg:width="1.742cm" svg:height="0.881cm" svg:x="6.941cm" svg:y="11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1.741cm" svg:height="0.881cm" svg:x="8.683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741cm" svg:height="0.881cm" svg:x="5.2cm" svg:y="11.4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4" draw:layer="layout" svg:x1="7.793cm" svg:y1="13.463cm" svg:x2="7.793cm" svg:y2="12.281cm">
          <text:p/>
        </draw:line>
        <draw:frame draw:style-name="gr9" draw:text-style-name="P15" draw:layer="layout" svg:width="1.74cm" svg:height="0.738cm" svg:x="7.129cm" svg:y="13.501cm">
          <draw:text-box>
            <text:p><text:span text:style-name="T10">Data</text:span></text:p>
          </draw:text-box>
        </draw:frame>
        <draw:line draw:style-name="gr8" draw:text-style-name="P14" draw:layer="layout" svg:x1="6.137cm" svg:y1="13.414cm" svg:x2="6.137cm" svg:y2="12.37cm">
          <text:p/>
        </draw:line>
        <draw:frame draw:style-name="gr11" draw:text-style-name="P15" draw:layer="layout" svg:width="1.74cm" svg:height="0.825cm" svg:x="5.5cm" svg:y="13.414cm">
          <draw:text-box>
            <text:p><text:span text:style-name="T10">prev</text:span></text:p>
          </draw:text-box>
        </draw:frame>
        <draw:polyline draw:style-name="gr8" draw:text-style-name="P14" xml:id="id13" draw:id="id13" draw:layer="layout" svg:width="0cm" svg:height="1.043cm" svg:x="9.549cm" svg:y="12.357cm" svg:viewBox="0 0 0 1044" draw:points="0,1044 0,0">
          <text:p/>
        </draw:polyline>
        <draw:frame draw:style-name="gr9" draw:text-style-name="P15" draw:layer="layout" svg:width="1.74cm" svg:height="0.738cm" svg:x="8.784cm" svg:y="13.501cm">
          <draw:text-box>
            <text:p xml:id="id14" text:id="id14"><text:span text:style-name="T10">next</text:span></text:p>
          </draw:text-box>
        </draw:frame>
        <draw:frame presentation:style-name="pr6" draw:text-style-name="P10" draw:layer="layout" svg:width="19.5cm" svg:height="2.597cm" svg:x="0.849cm" svg:y="0.609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draw:frame presentation:style-name="pr5" draw:text-style-name="P6" draw:layer="layout" svg:width="4.472cm" svg:height="1.8cm" svg:x="1.028cm" svg:y="3.088cm" presentation:class="title" presentation:user-transformed="true">
          <draw:text-box>
            <text:p text:style-name="P5"><text:span text:style-name="T4">What ?</text:span></text:p>
          </draw:text-box>
        </draw:frame>
        <draw:frame draw:style-name="gr4" draw:text-style-name="P9" draw:layer="layout" svg:width="5cm" svg:height="0.988cm" svg:x="1.528cm" svg:y="4.788cm">
          <draw:text-box>
            <text:p><text:span text:style-name="T7">Defin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draw:style-name="gr13" draw:text-style-name="P16" draw:layer="layout" svg:width="6.628cm" svg:height="0.962cm" svg:x="2cm" svg:y="1.6cm">
          <draw:text-box>
            <text:p>Let’s construct <text:s/>a DLL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draw:style-name="gr13" draw:text-style-name="P16" draw:layer="layout" svg:width="6.628cm" svg:height="0.962cm" svg:x="2cm" svg:y="1.6cm">
          <draw:text-box>
            <text:p>Let’s construct <text:s/>a DLL</text:p>
          </draw:text-box>
        </draw:frame>
        <draw:frame draw:style-name="gr14" draw:text-style-name="P16" draw:layer="layout" svg:width="2.013cm" svg:height="0.962cm" svg:x="2.4cm" svg:y="2.562cm">
          <draw:text-box>
            <text:p>Head</text:p>
          </draw:text-box>
        </draw:frame>
        <draw:frame draw:style-name="gr15" draw:text-style-name="P16" draw:layer="layout" svg:width="1.45cm" svg:height="0.962cm" svg:x="23cm" svg:y="2cm">
          <draw:text-box>
            <text:p>Tail</text:p>
          </draw:text-box>
        </draw:frame>
        <draw:custom-shape draw:style-name="gr16" draw:text-style-name="P5" xml:id="id1" draw:id="id1" draw:layer="layout" svg:width="2.4cm" svg:height="1.2cm" svg:x="2.2cm" svg:y="3.6cm">
          <text:p text:style-name="P5">100</text:p>
          <draw:enhanced-geometry svg:viewBox="0 0 21600 21600" draw:type="rectangle" draw:enhanced-path="M 0 0 L 21600 0 21600 21600 0 21600 0 0 Z N"/>
        </draw:custom-shape>
        <draw:custom-shape draw:style-name="gr17" draw:text-style-name="P5" xml:id="id2" draw:id="id2" draw:layer="layout" svg:width="1.2cm" svg:height="1cm" svg:x="7.8cm" svg:y="5.4cm">
          <text:p text:style-name="P5">N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1cm" svg:x="10.2cm" svg:y="5.4cm">
          <text:p text:style-name="P5">20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1cm" svg:x="9cm" svg:y="5.4cm">
          <text:p text:style-name="P5">10</text:p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556cm" svg:height="0.962cm" svg:x="8.9cm" svg:y="6.4cm">
          <draw:text-box>
            <text:p>100</text:p>
          </draw:text-box>
        </draw:frame>
        <draw:custom-shape draw:style-name="gr17" draw:text-style-name="P5" draw:layer="layout" svg:width="1.2cm" svg:height="1cm" svg:x="13.4cm" svg:y="5.438cm">
          <text:p text:style-name="P5">10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1cm" svg:x="15.8cm" svg:y="5.438cm">
          <text:p text:style-name="P5">30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1cm" svg:x="14.6cm" svg:y="5.438cm">
          <text:p text:style-name="P5">20</text:p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556cm" svg:height="0.962cm" svg:x="14.5cm" svg:y="6.438cm">
          <draw:text-box>
            <text:p>200</text:p>
          </draw:text-box>
        </draw:frame>
        <draw:custom-shape draw:style-name="gr17" draw:text-style-name="P5" draw:layer="layout" svg:width="1.2cm" svg:height="1cm" svg:x="20cm" svg:y="5.438cm">
          <text:p text:style-name="P5">200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1cm" svg:x="22.4cm" svg:y="5.438cm">
          <text:p text:style-name="P5">N</text:p>
          <draw:enhanced-geometry svg:viewBox="0 0 21600 21600" draw:type="rectangle" draw:enhanced-path="M 0 0 L 21600 0 21600 21600 0 21600 0 0 Z N"/>
        </draw:custom-shape>
        <draw:custom-shape draw:style-name="gr17" draw:text-style-name="P5" xml:id="id4" draw:id="id4" draw:layer="layout" svg:width="1.2cm" svg:height="1cm" svg:x="21.2cm" svg:y="5.438cm">
          <text:p text:style-name="P5">30</text:p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556cm" svg:height="0.962cm" svg:x="21.1cm" svg:y="6.438cm">
          <draw:text-box>
            <text:p>300</text:p>
          </draw:text-box>
        </draw:frame>
        <draw:connector draw:style-name="gr8" draw:text-style-name="P14" draw:layer="layout" svg:x1="3.4cm" svg:y1="4.8cm" svg:x2="7.8cm" svg:y2="5.9cm" draw:start-shape="id1" draw:start-glue-point="2" draw:end-shape="id2" draw:end-glue-point="3" svg:d="M3400 4800v1100h4400" svg:viewBox="0 0 4401 1101">
          <text:p/>
        </draw:connector>
        <draw:line draw:style-name="gr8" draw:text-style-name="P14" draw:layer="layout" svg:x1="11.2cm" svg:y1="5.6cm" svg:x2="13.4cm" svg:y2="5.6cm">
          <text:p/>
        </draw:line>
        <draw:line draw:style-name="gr8" draw:text-style-name="P14" draw:layer="layout" svg:x1="17cm" svg:y1="5.6cm" svg:x2="20cm" svg:y2="5.6cm">
          <text:p/>
        </draw:line>
        <draw:line draw:style-name="gr8" draw:text-style-name="P14" draw:layer="layout" svg:x1="20.2cm" svg:y1="6.2cm" svg:x2="17cm" svg:y2="6.2cm">
          <text:p/>
        </draw:line>
        <draw:line draw:style-name="gr8" draw:text-style-name="P14" draw:layer="layout" svg:x1="13.4cm" svg:y1="6.038cm" svg:x2="11.4cm" svg:y2="6cm">
          <text:p/>
        </draw:line>
        <draw:custom-shape draw:style-name="gr16" draw:text-style-name="P5" xml:id="id3" draw:id="id3" draw:layer="layout" svg:width="2.4cm" svg:height="1.2cm" svg:x="22.8cm" svg:y="3cm">
          <text:p text:style-name="P5">300</text:p>
          <draw:enhanced-geometry svg:viewBox="0 0 21600 21600" draw:type="rectangle" draw:enhanced-path="M 0 0 L 21600 0 21600 21600 0 21600 0 0 Z N"/>
        </draw:custom-shape>
        <draw:connector draw:style-name="gr8" draw:text-style-name="P14" draw:layer="layout" svg:x1="22.8cm" svg:y1="3.6cm" svg:x2="21.8cm" svg:y2="5.438cm" draw:start-shape="id3" draw:start-glue-point="3" draw:end-shape="id4" draw:end-glue-point="0" svg:d="M22800 3600h-1000v1838" svg:viewBox="0 0 1001 1839">
          <text:p/>
        </draw:connecto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draw:style-name="gr3" draw:text-style-name="P8" draw:layer="layout" svg:width="25.6cm" svg:height="1.725cm" svg:x="1.708cm" svg:y="5.703cm">
          <draw:text-box>
            <text:p text:style-name="P7"><text:span text:style-name="T5">It is a Linear data structure that consist of sequence of nodes w</text:span><text:span text:style-name="T6">hich are connected to each other to form a list.</text:span></text:p>
          </draw:text-box>
        </draw:frame>
        <draw:frame draw:style-name="gr19" draw:text-style-name="P19" draw:layer="layout" svg:width="1.874cm" svg:height="0.831cm" svg:x="1cm" svg:y="8.27cm">
          <draw:text-box>
            <text:p text:style-name="P18"><text:span text:style-name="T11">Head</text:span></text:p>
          </draw:text-box>
        </draw:frame>
        <draw:custom-shape draw:style-name="gr7" draw:text-style-name="P12" draw:layer="layout" svg:width="1.741cm" svg:height="0.881cm" svg:x="1cm" svg:y="9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12" draw:layer="layout" svg:width="1.742cm" svg:height="0.881cm" svg:x="6.222cm" svg:y="9.319cm">
            <text:p text:style-name="P20"><text:span text:style-name="T12">1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1.741cm" svg:height="0.881cm" svg:x="7.964cm" svg:y="9.3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741cm" svg:height="0.881cm" svg:x="4.481cm" svg:y="9.3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2" draw:layer="layout" svg:width="1.742cm" svg:height="0.881cm" svg:x="13.073cm" svg:y="9.262cm">
            <text:p text:style-name="P20"><text:span text:style-name="T12">2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1.741cm" svg:height="0.881cm" svg:x="14.815cm" svg:y="9.2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741cm" svg:height="0.881cm" svg:x="11.332cm" svg:y="9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2" draw:layer="layout" svg:width="1.742cm" svg:height="0.881cm" svg:x="20.025cm" svg:y="9.233cm">
            <text:p text:style-name="P20"><text:span text:style-name="T12">30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1.741cm" svg:height="0.881cm" svg:x="21.767cm" svg:y="9.2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741cm" svg:height="0.881cm" svg:x="18.284cm" svg:y="9.233cm">
            <text:p/>
            <draw:enhanced-geometry svg:viewBox="0 0 21600 21600" draw:type="rectangle" draw:enhanced-path="M 0 0 L 21600 0 21600 21600 0 21600 0 0 Z N"/>
          </draw:custom-shape>
        </draw:g>
        <draw:line draw:style-name="gr24" draw:text-style-name="P14" draw:layer="layout" svg:x1="2.383cm" svg:y1="9.783cm" svg:x2="4.48cm" svg:y2="9.805cm">
          <text:p/>
        </draw:line>
        <draw:line draw:style-name="gr24" draw:text-style-name="P14" draw:layer="layout" svg:x1="9.234cm" svg:y1="9.508cm" svg:x2="11.331cm" svg:y2="9.53cm">
          <text:p/>
        </draw:line>
        <draw:line draw:style-name="gr24" draw:text-style-name="P14" draw:layer="layout" svg:x1="16.187cm" svg:y1="9.486cm" svg:x2="18.284cm" svg:y2="9.508cm">
          <text:p/>
        </draw:line>
        <draw:line draw:style-name="gr24" draw:text-style-name="P14" draw:layer="layout" svg:x1="18.63cm" svg:y1="9.899cm" svg:x2="16.533cm" svg:y2="9.921cm">
          <text:p/>
        </draw:line>
        <draw:line draw:style-name="gr24" draw:text-style-name="P14" draw:layer="layout" svg:x1="11.802cm" svg:y1="9.896cm" svg:x2="9.705cm" svg:y2="9.918cm">
          <text:p/>
        </draw:line>
        <draw:custom-shape draw:style-name="gr7" draw:text-style-name="P12" draw:layer="layout" svg:width="1.741cm" svg:height="0.881cm" svg:x="25.198cm" svg:y="9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4" draw:layer="layout" svg:x1="25.605cm" svg:y1="9.508cm" svg:x2="23.508cm" svg:y2="9.53cm">
          <text:p/>
        </draw:line>
        <draw:frame draw:style-name="gr25" draw:text-style-name="P15" draw:layer="layout" svg:width="1.491cm" svg:height="0.831cm" svg:x="25.436cm" svg:y="8.184cm">
          <draw:text-box>
            <text:p><text:span text:style-name="T11">Tail</text:span></text:p>
          </draw:text-box>
        </draw:frame>
        <draw:g>
          <draw:custom-shape draw:style-name="gr5" draw:text-style-name="P12" draw:layer="layout" svg:width="1.742cm" svg:height="0.881cm" svg:x="6.941cm" svg:y="11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1.741cm" svg:height="0.881cm" svg:x="8.683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741cm" svg:height="0.881cm" svg:x="5.2cm" svg:y="11.4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4" draw:layer="layout" svg:x1="7.793cm" svg:y1="13.463cm" svg:x2="7.793cm" svg:y2="12.281cm">
          <text:p/>
        </draw:line>
        <draw:frame draw:style-name="gr9" draw:text-style-name="P15" draw:layer="layout" svg:width="1.74cm" svg:height="0.738cm" svg:x="7.129cm" svg:y="13.501cm">
          <draw:text-box>
            <text:p><text:span text:style-name="T10">Data</text:span></text:p>
          </draw:text-box>
        </draw:frame>
        <draw:line draw:style-name="gr8" draw:text-style-name="P14" draw:layer="layout" svg:x1="6.137cm" svg:y1="13.414cm" svg:x2="6.137cm" svg:y2="12.37cm">
          <text:p/>
        </draw:line>
        <draw:frame draw:style-name="gr11" draw:text-style-name="P15" draw:layer="layout" svg:width="1.74cm" svg:height="0.825cm" svg:x="5.5cm" svg:y="13.414cm">
          <draw:text-box>
            <text:p><text:span text:style-name="T10">prev</text:span></text:p>
          </draw:text-box>
        </draw:frame>
        <draw:line draw:style-name="gr8" draw:text-style-name="P14" draw:layer="layout" svg:x1="9.549cm" svg:y1="13.401cm" svg:x2="9.549cm" svg:y2="12.357cm">
          <text:p/>
        </draw:line>
        <draw:frame draw:style-name="gr9" draw:text-style-name="P15" draw:layer="layout" svg:width="1.74cm" svg:height="0.738cm" svg:x="8.784cm" svg:y="13.501cm">
          <draw:text-box>
            <text:p><text:span text:style-name="T10">next</text:span></text:p>
          </draw:text-box>
        </draw:frame>
        <draw:frame presentation:style-name="pr6" draw:text-style-name="P10" draw:layer="layout" svg:width="19.5cm" svg:height="2.597cm" svg:x="0.849cm" svg:y="0.609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draw:frame presentation:style-name="pr5" draw:text-style-name="P6" draw:layer="layout" svg:width="4.472cm" svg:height="1.8cm" svg:x="1.028cm" svg:y="3.088cm" presentation:class="title" presentation:user-transformed="true">
          <draw:text-box>
            <text:p text:style-name="P5"><text:span text:style-name="T4">What ?</text:span></text:p>
          </draw:text-box>
        </draw:frame>
        <draw:frame draw:style-name="gr4" draw:text-style-name="P9" draw:layer="layout" svg:width="5cm" svg:height="0.988cm" svg:x="1.528cm" svg:y="4.788cm">
          <draw:text-box>
            <text:p><text:span text:style-name="T7">Defini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>
        <office:forms form:automatic-focus="false" form:apply-design-mode="false"/>
        <draw:frame draw:style-name="gr3" draw:text-style-name="P21" draw:layer="layout" svg:width="5.408cm" svg:height="1.725cm" svg:x="1.2cm" svg:y="3.45cm">
          <draw:text-box>
            <text:p><text:span text:style-name="T13">Comparision</text:span><text:span text:style-name="T14"> <text:s/></text:span></text:p>
          </draw:text-box>
        </draw:frame>
        <draw:frame presentation:style-name="pr6" draw:text-style-name="P10" draw:layer="layout" svg:width="19.5cm" svg:height="2.597cm" svg:x="0.849cm" svg:y="0.608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>
        <office:forms form:automatic-focus="false" form:apply-design-mode="false"/>
        <draw:frame draw:style-name="gr3" draw:text-style-name="P21" draw:layer="layout" svg:width="5.408cm" svg:height="1.725cm" svg:x="1.2cm" svg:y="3.45cm">
          <draw:text-box>
            <text:p><text:span text:style-name="T13">Comparision</text:span><text:span text:style-name="T14"> <text:s/></text:span></text:p>
          </draw:text-box>
        </draw:frame>
        <draw:frame draw:style-name="gr27" draw:text-style-name="P22" draw:layer="layout" svg:width="7.144cm" svg:height="1.025cm" svg:x="3.056cm" svg:y="4.775cm">
          <draw:text-box>
            <text:p><text:span text:style-name="T13">Single Linked List</text:span></text:p>
          </draw:text-box>
        </draw:frame>
        <draw:frame draw:style-name="gr28" draw:text-style-name="P22" draw:layer="layout" svg:width="9.6cm" svg:height="1.325cm" svg:x="14cm" svg:y="4.6cm">
          <draw:text-box>
            <text:p><text:span text:style-name="T13">Double Linked List</text:span></text:p>
          </draw:text-box>
        </draw:frame>
        <draw:polyline draw:style-name="gr29" draw:text-style-name="P14" xml:id="id15" draw:id="id15" draw:layer="layout" svg:width="0cm" svg:height="10.728cm" svg:x="11.871cm" svg:y="4.337cm" svg:viewBox="0 0 0 10729" draw:points="0,0 0,10729">
          <text:p/>
        </draw:polyline>
        <draw:frame presentation:style-name="pr6" draw:text-style-name="P10" draw:layer="layout" svg:width="19.5cm" svg:height="2.597cm" svg:x="0.849cm" svg:y="0.608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>
        <office:forms form:automatic-focus="false" form:apply-design-mode="false"/>
        <draw:frame draw:style-name="gr3" draw:text-style-name="P21" draw:layer="layout" svg:width="5.408cm" svg:height="1.725cm" svg:x="1.2cm" svg:y="3.45cm">
          <draw:text-box>
            <text:p><text:span text:style-name="T13">Comparision</text:span><text:span text:style-name="T14"> <text:s/></text:span></text:p>
          </draw:text-box>
        </draw:frame>
        <draw:frame draw:style-name="gr27" draw:text-style-name="P22" draw:layer="layout" svg:width="7.144cm" svg:height="1.025cm" svg:x="3.056cm" svg:y="4.775cm">
          <draw:text-box>
            <text:p><text:span text:style-name="T13">Single Linked List</text:span></text:p>
          </draw:text-box>
        </draw:frame>
        <draw:frame draw:style-name="gr28" draw:text-style-name="P22" draw:layer="layout" svg:width="9.6cm" svg:height="1.325cm" svg:x="14cm" svg:y="4.6cm">
          <draw:text-box>
            <text:p><text:span text:style-name="T13">Double Linked List</text:span></text:p>
          </draw:text-box>
        </draw:frame>
        <draw:frame draw:style-name="gr30" draw:text-style-name="P24" draw:layer="layout" svg:width="10.481cm" svg:height="1.112cm" svg:x="1.119cm" svg:y="6.277cm">
          <draw:text-box>
            <text:p text:style-name="P23"><text:span text:style-name="T14"><text:s/></text:span><text:span text:style-name="T14">1.Each node consist of 2 parts</text:span></text:p>
          </draw:text-box>
        </draw:frame>
        <draw:g xml:id="id16" draw:id="id16">
          <draw:frame draw:style-name="gr4" draw:text-style-name="P21" draw:layer="layout" svg:width="2.155cm" svg:height="0.988cm" svg:x="3.245cm" svg:y="10.19cm">
            <draw:text-box>
              <text:p><text:span text:style-name="T14">Data</text:span></text:p>
            </draw:text-box>
          </draw:frame>
          <draw:g>
            <draw:frame draw:style-name="gr4" draw:text-style-name="P21" draw:layer="layout" svg:width="2.258cm" svg:height="0.988cm" svg:x="4.255cm" svg:y="7.389cm">
              <draw:text-box>
                <text:p><text:span text:style-name="T14">Node</text:span></text:p>
              </draw:text-box>
            </draw:frame>
            <draw:custom-shape draw:style-name="gr7" draw:text-style-name="P25" draw:layer="layout" svg:width="1.741cm" svg:height="0.881cm" svg:x="3.258cm" svg:y="8.18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6" draw:layer="layout" svg:width="1.741cm" svg:height="0.881cm" svg:x="4.999cm" svg:y="8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27" draw:layer="layout" svg:x1="4.109cm" svg:y1="10.252cm" svg:x2="4.109cm" svg:y2="9.07cm">
              <text:p/>
            </draw:line>
            <draw:line draw:style-name="gr8" draw:text-style-name="P27" draw:layer="layout" svg:x1="6.011cm" svg:y1="10.114cm" svg:x2="6.011cm" svg:y2="9.07cm">
              <text:p/>
            </draw:line>
            <draw:frame draw:style-name="gr4" draw:text-style-name="P21" draw:layer="layout" svg:width="1.74cm" svg:height="0.988cm" svg:x="5.146cm" svg:y="10.114cm">
              <draw:text-box>
                <text:p><text:span text:style-name="T14">link</text:span></text:p>
              </draw:text-box>
            </draw:frame>
          </draw:g>
        </draw:g>
        <draw:line draw:style-name="gr29" draw:text-style-name="P14" draw:layer="layout" svg:x1="11.871cm" svg:y1="4.337cm" svg:x2="11.871cm" svg:y2="15.066cm">
          <text:p/>
        </draw:line>
        <draw:frame presentation:style-name="pr6" draw:text-style-name="P10" draw:layer="layout" svg:width="19.5cm" svg:height="2.597cm" svg:x="0.849cm" svg:y="0.608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>
        <office:forms form:automatic-focus="false" form:apply-design-mode="false"/>
        <draw:frame draw:style-name="gr3" draw:text-style-name="P21" draw:layer="layout" svg:width="5.408cm" svg:height="1.725cm" svg:x="1.2cm" svg:y="3.45cm">
          <draw:text-box>
            <text:p><text:span text:style-name="T13">Comparision</text:span><text:span text:style-name="T14"> <text:s/></text:span></text:p>
          </draw:text-box>
        </draw:frame>
        <draw:frame draw:style-name="gr27" draw:text-style-name="P22" draw:layer="layout" svg:width="7.144cm" svg:height="1.025cm" svg:x="3.056cm" svg:y="4.775cm">
          <draw:text-box>
            <text:p><text:span text:style-name="T13">Single Linked List</text:span></text:p>
          </draw:text-box>
        </draw:frame>
        <draw:frame draw:style-name="gr28" draw:text-style-name="P22" draw:layer="layout" svg:width="9.6cm" svg:height="1.325cm" svg:x="14cm" svg:y="4.6cm">
          <draw:text-box>
            <text:p><text:span text:style-name="T13">Double Linked List</text:span></text:p>
          </draw:text-box>
        </draw:frame>
        <draw:frame draw:style-name="gr32" draw:text-style-name="P24" draw:layer="layout" svg:width="10.481cm" svg:height="1.112cm" svg:x="1.119cm" svg:y="6.277cm">
          <draw:text-box>
            <text:p text:style-name="P23"><text:span text:style-name="T14"><text:s/></text:span><text:span text:style-name="T14">1.Each node consist of 2 parts</text:span></text:p>
          </draw:text-box>
        </draw:frame>
        <draw:frame draw:style-name="gr33" draw:text-style-name="P21" draw:layer="layout" svg:width="10.973cm" svg:height="1.1cm" svg:x="13.427cm" svg:y="6.263cm">
          <draw:text-box>
            <text:p><text:span text:style-name="T14">1.Each node consist of 3 parts</text:span></text:p>
          </draw:text-box>
        </draw:frame>
        <draw:g xml:id="id17" draw:id="id17">
          <draw:frame draw:style-name="gr4" draw:text-style-name="P21" draw:layer="layout" svg:width="2.144cm" svg:height="0.988cm" svg:x="17.056cm" svg:y="10.39cm">
            <draw:text-box>
              <text:p><text:span text:style-name="T14">Data</text:span></text:p>
            </draw:text-box>
          </draw:frame>
          <draw:frame draw:style-name="gr3" draw:text-style-name="P21" draw:layer="layout" svg:width="2.245cm" svg:height="1.725cm" svg:x="15.155cm" svg:y="10.114cm">
            <draw:text-box>
              <text:p><text:span text:style-name="T14">prev</text:span></text:p>
            </draw:text-box>
          </draw:frame>
          <draw:g>
            <draw:frame draw:style-name="gr4" draw:text-style-name="P21" draw:layer="layout" svg:width="2.431cm" svg:height="0.988cm" svg:x="17.056cm" svg:y="7.363cm">
              <draw:text-box>
                <text:p><text:span text:style-name="T14">Node</text:span></text:p>
              </draw:text-box>
            </draw:frame>
            <draw:g>
              <draw:custom-shape draw:style-name="gr5" draw:text-style-name="P25" draw:layer="layout" svg:width="1.742cm" svg:height="0.881cm" svg:x="17.069cm" svg:y="8.189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26" draw:layer="layout" svg:width="1.741cm" svg:height="0.881cm" svg:x="18.811cm" svg:y="8.18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25" draw:layer="layout" svg:width="1.741cm" svg:height="0.881cm" svg:x="15.328cm" svg:y="8.189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8" draw:text-style-name="P27" draw:layer="layout" svg:x1="17.921cm" svg:y1="10.252cm" svg:x2="17.921cm" svg:y2="9.07cm">
              <text:p/>
            </draw:line>
            <draw:line draw:style-name="gr8" draw:text-style-name="P27" draw:layer="layout" svg:x1="16.193cm" svg:y1="10.114cm" svg:x2="16.193cm" svg:y2="9.07cm">
              <text:p/>
            </draw:line>
            <draw:line draw:style-name="gr8" draw:text-style-name="P27" draw:layer="layout" svg:x1="19.822cm" svg:y1="10.114cm" svg:x2="19.822cm" svg:y2="9.07cm">
              <text:p/>
            </draw:line>
            <draw:frame draw:style-name="gr4" draw:text-style-name="P21" draw:layer="layout" svg:width="2.242cm" svg:height="0.988cm" svg:x="18.958cm" svg:y="10.114cm">
              <draw:text-box>
                <text:p><text:span text:style-name="T14">next</text:span></text:p>
              </draw:text-box>
            </draw:frame>
          </draw:g>
        </draw:g>
        <draw:frame draw:style-name="gr4" draw:text-style-name="P21" draw:layer="layout" svg:width="2.155cm" svg:height="0.988cm" svg:x="3.245cm" svg:y="10.39cm">
          <draw:text-box>
            <text:p><text:span text:style-name="T14">Data</text:span></text:p>
          </draw:text-box>
        </draw:frame>
        <draw:g>
          <draw:frame draw:style-name="gr4" draw:text-style-name="P21" draw:layer="layout" svg:width="2.258cm" svg:height="0.988cm" svg:x="4.255cm" svg:y="7.389cm">
            <draw:text-box>
              <text:p><text:span text:style-name="T14">Node</text:span></text:p>
            </draw:text-box>
          </draw:frame>
          <draw:custom-shape draw:style-name="gr7" draw:text-style-name="P25" draw:layer="layout" svg:width="1.741cm" svg:height="0.881cm" svg:x="3.258cm" svg:y="8.18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6" draw:layer="layout" svg:width="1.741cm" svg:height="0.881cm" svg:x="4.999cm" svg:y="8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7" draw:layer="layout" svg:x1="4.109cm" svg:y1="10.252cm" svg:x2="4.109cm" svg:y2="9.07cm">
            <text:p/>
          </draw:line>
          <draw:line draw:style-name="gr8" draw:text-style-name="P27" draw:layer="layout" svg:x1="6.011cm" svg:y1="10.114cm" svg:x2="6.011cm" svg:y2="9.07cm">
            <text:p/>
          </draw:line>
          <draw:frame draw:style-name="gr4" draw:text-style-name="P21" draw:layer="layout" svg:width="1.74cm" svg:height="0.988cm" svg:x="5.146cm" svg:y="10.114cm">
            <draw:text-box>
              <text:p><text:span text:style-name="T14">link</text:span></text:p>
            </draw:text-box>
          </draw:frame>
        </draw:g>
        <draw:line draw:style-name="gr29" draw:text-style-name="P14" draw:layer="layout" svg:x1="11.871cm" svg:y1="4.337cm" svg:x2="11.871cm" svg:y2="15.066cm">
          <text:p/>
        </draw:line>
        <draw:frame presentation:style-name="pr6" draw:text-style-name="P10" draw:layer="layout" svg:width="19.5cm" svg:height="2.597cm" svg:x="0.849cm" svg:y="0.608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>
        <office:forms form:automatic-focus="false" form:apply-design-mode="false"/>
        <draw:frame draw:style-name="gr3" draw:text-style-name="P21" draw:layer="layout" svg:width="5.408cm" svg:height="1.725cm" svg:x="1.2cm" svg:y="3.45cm">
          <draw:text-box>
            <text:p><text:span text:style-name="T13">Comparision</text:span><text:span text:style-name="T14"> <text:s/></text:span></text:p>
          </draw:text-box>
        </draw:frame>
        <draw:frame draw:style-name="gr27" draw:text-style-name="P22" draw:layer="layout" svg:width="7.144cm" svg:height="1.025cm" svg:x="3.056cm" svg:y="4.775cm">
          <draw:text-box>
            <text:p><text:span text:style-name="T13">Single Linked List</text:span></text:p>
          </draw:text-box>
        </draw:frame>
        <draw:frame draw:style-name="gr28" draw:text-style-name="P22" draw:layer="layout" svg:width="9.6cm" svg:height="1.325cm" svg:x="14cm" svg:y="4.6cm">
          <draw:text-box>
            <text:p><text:span text:style-name="T13">Double Linked List</text:span></text:p>
          </draw:text-box>
        </draw:frame>
        <draw:frame draw:style-name="gr36" draw:text-style-name="P24" draw:layer="layout" svg:width="10.752cm" svg:height="0.988cm" svg:x="1.119cm" svg:y="6.277cm">
          <draw:text-box>
            <text:p text:style-name="P23"><text:span text:style-name="T14"><text:s/></text:span><text:span text:style-name="T14">1.Each node consist of 2 parts</text:span></text:p>
          </draw:text-box>
        </draw:frame>
        <draw:frame draw:style-name="gr33" draw:text-style-name="P21" draw:layer="layout" svg:width="10.573cm" svg:height="1.1cm" svg:x="13.427cm" svg:y="6.263cm">
          <draw:text-box>
            <text:p><text:span text:style-name="T14">1.Each node consist of 3 parts</text:span></text:p>
          </draw:text-box>
        </draw:frame>
        <draw:frame draw:style-name="gr4" draw:text-style-name="P21" draw:layer="layout" svg:width="2.144cm" svg:height="0.988cm" svg:x="17.056cm" svg:y="10.39cm">
          <draw:text-box>
            <text:p><text:span text:style-name="T14">Data</text:span></text:p>
          </draw:text-box>
        </draw:frame>
        <draw:frame draw:style-name="gr3" draw:text-style-name="P21" draw:layer="layout" svg:width="2.245cm" svg:height="1.725cm" svg:x="15.155cm" svg:y="10.114cm">
          <draw:text-box>
            <text:p><text:span text:style-name="T14">prev</text:span></text:p>
          </draw:text-box>
        </draw:frame>
        <draw:g>
          <draw:frame draw:style-name="gr4" draw:text-style-name="P21" draw:layer="layout" svg:width="2.431cm" svg:height="0.988cm" svg:x="17.056cm" svg:y="7.363cm">
            <draw:text-box>
              <text:p><text:span text:style-name="T14">Node</text:span></text:p>
            </draw:text-box>
          </draw:frame>
          <draw:g>
            <draw:custom-shape draw:style-name="gr5" draw:text-style-name="P25" draw:layer="layout" svg:width="1.742cm" svg:height="0.881cm" svg:x="17.069cm" svg:y="8.189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yout" svg:width="1.741cm" svg:height="0.881cm" svg:x="18.811cm" svg:y="8.1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5" draw:layer="layout" svg:width="1.741cm" svg:height="0.881cm" svg:x="15.328cm" svg:y="8.18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27" draw:layer="layout" svg:x1="17.921cm" svg:y1="10.252cm" svg:x2="17.921cm" svg:y2="9.07cm">
            <text:p/>
          </draw:line>
          <draw:line draw:style-name="gr8" draw:text-style-name="P27" draw:layer="layout" svg:x1="16.193cm" svg:y1="10.114cm" svg:x2="16.193cm" svg:y2="9.07cm">
            <text:p/>
          </draw:line>
          <draw:line draw:style-name="gr8" draw:text-style-name="P27" draw:layer="layout" svg:x1="19.822cm" svg:y1="10.114cm" svg:x2="19.822cm" svg:y2="9.07cm">
            <text:p/>
          </draw:line>
          <draw:frame draw:style-name="gr4" draw:text-style-name="P21" draw:layer="layout" svg:width="2.242cm" svg:height="0.988cm" svg:x="18.958cm" svg:y="10.114cm">
            <draw:text-box>
              <text:p><text:span text:style-name="T14">next</text:span></text:p>
            </draw:text-box>
          </draw:frame>
        </draw:g>
        <draw:frame draw:style-name="gr4" draw:text-style-name="P21" draw:layer="layout" svg:width="2.155cm" svg:height="0.988cm" svg:x="3.245cm" svg:y="10.39cm">
          <draw:text-box>
            <text:p><text:span text:style-name="T14">Data</text:span></text:p>
          </draw:text-box>
        </draw:frame>
        <draw:g>
          <draw:frame draw:style-name="gr4" draw:text-style-name="P21" draw:layer="layout" svg:width="2.258cm" svg:height="0.988cm" svg:x="4.255cm" svg:y="7.389cm">
            <draw:text-box>
              <text:p><text:span text:style-name="T14">Node</text:span></text:p>
            </draw:text-box>
          </draw:frame>
          <draw:custom-shape draw:style-name="gr7" draw:text-style-name="P25" draw:layer="layout" svg:width="1.741cm" svg:height="0.881cm" svg:x="3.258cm" svg:y="8.18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1.741cm" svg:height="0.881cm" svg:x="4.999cm" svg:y="8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7" draw:layer="layout" svg:x1="4.109cm" svg:y1="10.252cm" svg:x2="4.109cm" svg:y2="9.07cm">
            <text:p/>
          </draw:line>
          <draw:line draw:style-name="gr8" draw:text-style-name="P27" draw:layer="layout" svg:x1="6.011cm" svg:y1="10.114cm" svg:x2="6.011cm" svg:y2="9.07cm">
            <text:p/>
          </draw:line>
          <draw:frame draw:style-name="gr4" draw:text-style-name="P21" draw:layer="layout" svg:width="1.74cm" svg:height="0.988cm" svg:x="5.146cm" svg:y="10.114cm">
            <draw:text-box>
              <text:p><text:span text:style-name="T14">link</text:span></text:p>
            </draw:text-box>
          </draw:frame>
        </draw:g>
        <draw:frame draw:style-name="gr3" draw:text-style-name="P21" draw:layer="layout" svg:width="9.333cm" svg:height="1.725cm" svg:x="1.501cm" svg:y="11.628cm">
          <draw:text-box>
            <text:p><text:span text:style-name="T14">2.Traverse through list in one direction</text:span></text:p>
          </draw:text-box>
        </draw:frame>
        <draw:line draw:style-name="gr29" draw:text-style-name="P14" draw:layer="layout" svg:x1="11.871cm" svg:y1="4.337cm" svg:x2="11.871cm" svg:y2="15.066cm">
          <text:p/>
        </draw:line>
        <draw:frame presentation:style-name="pr6" draw:text-style-name="P10" draw:layer="layout" svg:width="19.5cm" svg:height="2.597cm" svg:x="0.849cm" svg:y="0.608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>
        <office:forms form:automatic-focus="false" form:apply-design-mode="false"/>
        <draw:frame draw:style-name="gr3" draw:text-style-name="P21" draw:layer="layout" svg:width="5.408cm" svg:height="1.725cm" svg:x="1.2cm" svg:y="3.45cm">
          <draw:text-box>
            <text:p><text:span text:style-name="T13">Comparision</text:span><text:span text:style-name="T14"> <text:s/></text:span></text:p>
          </draw:text-box>
        </draw:frame>
        <draw:frame draw:style-name="gr27" draw:text-style-name="P22" draw:layer="layout" svg:width="7.144cm" svg:height="1.025cm" svg:x="3.056cm" svg:y="4.775cm">
          <draw:text-box>
            <text:p><text:span text:style-name="T13">Single Linked List</text:span></text:p>
          </draw:text-box>
        </draw:frame>
        <draw:frame draw:style-name="gr28" draw:text-style-name="P22" draw:layer="layout" svg:width="9.6cm" svg:height="1.325cm" svg:x="14cm" svg:y="4.6cm">
          <draw:text-box>
            <text:p><text:span text:style-name="T13">Double Linked List</text:span></text:p>
          </draw:text-box>
        </draw:frame>
        <draw:frame draw:style-name="gr39" draw:text-style-name="P24" draw:layer="layout" svg:width="10.752cm" svg:height="0.988cm" svg:x="1.119cm" svg:y="6.277cm">
          <draw:text-box>
            <text:p text:style-name="P23"><text:span text:style-name="T14"><text:s/></text:span><text:span text:style-name="T14">1.Each node consist of 2 parts</text:span></text:p>
          </draw:text-box>
        </draw:frame>
        <draw:frame draw:style-name="gr33" draw:text-style-name="P21" draw:layer="layout" svg:width="10.573cm" svg:height="1.1cm" svg:x="13.427cm" svg:y="6.263cm">
          <draw:text-box>
            <text:p><text:span text:style-name="T14">1.Each node consist of 3 parts</text:span></text:p>
          </draw:text-box>
        </draw:frame>
        <draw:frame draw:style-name="gr4" draw:text-style-name="P21" draw:layer="layout" svg:width="2.144cm" svg:height="0.988cm" svg:x="17.056cm" svg:y="10.39cm">
          <draw:text-box>
            <text:p><text:span text:style-name="T14">Data</text:span></text:p>
          </draw:text-box>
        </draw:frame>
        <draw:frame draw:style-name="gr3" draw:text-style-name="P21" draw:layer="layout" svg:width="2.245cm" svg:height="1.725cm" svg:x="15.155cm" svg:y="10.114cm">
          <draw:text-box>
            <text:p><text:span text:style-name="T14">prev</text:span></text:p>
          </draw:text-box>
        </draw:frame>
        <draw:g>
          <draw:frame draw:style-name="gr4" draw:text-style-name="P21" draw:layer="layout" svg:width="2.431cm" svg:height="0.988cm" svg:x="17.056cm" svg:y="7.363cm">
            <draw:text-box>
              <text:p><text:span text:style-name="T14">Node</text:span></text:p>
            </draw:text-box>
          </draw:frame>
          <draw:g>
            <draw:custom-shape draw:style-name="gr5" draw:text-style-name="P25" draw:layer="layout" svg:width="1.742cm" svg:height="0.881cm" svg:x="17.069cm" svg:y="8.189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6" draw:layer="layout" svg:width="1.741cm" svg:height="0.881cm" svg:x="18.811cm" svg:y="8.1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5" draw:layer="layout" svg:width="1.741cm" svg:height="0.881cm" svg:x="15.328cm" svg:y="8.18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27" draw:layer="layout" svg:x1="17.921cm" svg:y1="10.252cm" svg:x2="17.921cm" svg:y2="9.07cm">
            <text:p/>
          </draw:line>
          <draw:line draw:style-name="gr8" draw:text-style-name="P27" draw:layer="layout" svg:x1="16.193cm" svg:y1="10.114cm" svg:x2="16.193cm" svg:y2="9.07cm">
            <text:p/>
          </draw:line>
          <draw:line draw:style-name="gr8" draw:text-style-name="P27" draw:layer="layout" svg:x1="19.822cm" svg:y1="10.114cm" svg:x2="19.822cm" svg:y2="9.07cm">
            <text:p/>
          </draw:line>
          <draw:frame draw:style-name="gr4" draw:text-style-name="P21" draw:layer="layout" svg:width="2.242cm" svg:height="0.988cm" svg:x="18.958cm" svg:y="10.114cm">
            <draw:text-box>
              <text:p><text:span text:style-name="T14">next</text:span></text:p>
            </draw:text-box>
          </draw:frame>
        </draw:g>
        <draw:frame draw:style-name="gr4" draw:text-style-name="P21" draw:layer="layout" svg:width="2.155cm" svg:height="0.988cm" svg:x="3.245cm" svg:y="10.39cm">
          <draw:text-box>
            <text:p><text:span text:style-name="T14">Data</text:span></text:p>
          </draw:text-box>
        </draw:frame>
        <draw:g>
          <draw:frame draw:style-name="gr4" draw:text-style-name="P21" draw:layer="layout" svg:width="2.258cm" svg:height="0.988cm" svg:x="4.255cm" svg:y="7.389cm">
            <draw:text-box>
              <text:p><text:span text:style-name="T14">Node</text:span></text:p>
            </draw:text-box>
          </draw:frame>
          <draw:custom-shape draw:style-name="gr7" draw:text-style-name="P25" draw:layer="layout" svg:width="1.741cm" svg:height="0.881cm" svg:x="3.258cm" svg:y="8.18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1.741cm" svg:height="0.881cm" svg:x="4.999cm" svg:y="8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27" draw:layer="layout" svg:x1="4.109cm" svg:y1="10.252cm" svg:x2="4.109cm" svg:y2="9.07cm">
            <text:p/>
          </draw:line>
          <draw:line draw:style-name="gr8" draw:text-style-name="P27" draw:layer="layout" svg:x1="6.011cm" svg:y1="10.114cm" svg:x2="6.011cm" svg:y2="9.07cm">
            <text:p/>
          </draw:line>
          <draw:frame draw:style-name="gr4" draw:text-style-name="P21" draw:layer="layout" svg:width="1.74cm" svg:height="0.988cm" svg:x="5.146cm" svg:y="10.114cm">
            <draw:text-box>
              <text:p><text:span text:style-name="T14">link</text:span></text:p>
            </draw:text-box>
          </draw:frame>
        </draw:g>
        <draw:frame draw:style-name="gr3" draw:text-style-name="P21" draw:layer="layout" svg:width="9.333cm" svg:height="1.725cm" svg:x="1.501cm" svg:y="11.628cm">
          <draw:text-box>
            <text:p><text:span text:style-name="T14">2.Traverse through list in one direction</text:span></text:p>
          </draw:text-box>
        </draw:frame>
        <draw:frame draw:style-name="gr3" draw:text-style-name="P21" draw:layer="layout" svg:width="13.936cm" svg:height="1.725cm" svg:x="13.664cm" svg:y="11.501cm">
          <draw:text-box>
            <text:p><text:span text:style-name="T14">2. Traverse in forward /backward direction of linked list</text:span></text:p>
          </draw:text-box>
        </draw:frame>
        <draw:line draw:style-name="gr29" draw:text-style-name="P14" draw:layer="layout" svg:x1="11.871cm" svg:y1="4.337cm" svg:x2="11.871cm" svg:y2="15.066cm">
          <text:p/>
        </draw:line>
        <draw:frame presentation:style-name="pr6" draw:text-style-name="P10" draw:layer="layout" svg:width="19.5cm" svg:height="2.597cm" svg:x="0.849cm" svg:y="0.608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>
        <draw:frame draw:style-name="gr42" draw:text-style-name="P29" draw:layer="layout" svg:width="9.765cm" svg:height="10.358cm" svg:x="1.4cm" svg:y="3.6cm">
          <draw:text-box>
            <text:list text:style-name="L1">
              <text:list-item>
                <text:p text:style-name="P28"><text:span text:style-name="T15">Insertion</text:span></text:p>
                <text:list>
                  <text:list-item>
                    <text:p text:style-name="P28"><text:span text:style-name="T16">At last</text:span></text:p>
                  </text:list-item>
                  <text:list-item>
                    <text:p text:style-name="P28"><text:span text:style-name="T16">At First</text:span></text:p>
                  </text:list-item>
                  <text:list-item>
                    <text:p text:style-name="P28"><text:span text:style-name="T16">After a given element</text:span></text:p>
                  </text:list-item>
                  <text:list-item>
                    <text:p text:style-name="P28"><text:span text:style-name="T16">Before a given Element</text:span></text:p>
                  </text:list-item>
                </text:list>
              </text:list-item>
              <text:list-item>
                <text:p text:style-name="P28"><text:span text:style-name="T15">Print <text:s/>List</text:span></text:p>
              </text:list-item>
              <text:list-item>
                <text:p text:style-name="P28"><text:span text:style-name="T15">Deletion</text:span></text:p>
                <text:list>
                  <text:list-item>
                    <text:p text:style-name="P28"><text:span text:style-name="T16">At Last</text:span></text:p>
                  </text:list-item>
                  <text:list-item>
                    <text:p text:style-name="P28"><text:span text:style-name="T16">At first</text:span></text:p>
                  </text:list-item>
                  <text:list-item>
                    <text:p text:style-name="P28"><text:span text:style-name="T16">List</text:span></text:p>
                  </text:list-item>
                </text:list>
                <text:p text:style-name="P28"><text:span text:style-name="T15"/></text:p>
              </text:list-item>
            </text:list>
          </draw:text-box>
        </draw:frame>
        <draw:frame presentation:style-name="pr6" draw:text-style-name="P10" draw:layer="layout" svg:width="19.5cm" svg:height="2.597cm" svg:x="0.849cm" svg:y="0.609cm" presentation:class="title" presentation:user-transformed="true">
          <draw:text-box>
            <text:p><text:span text:style-name="T8">Data Structure –Linked List </text:span><text:span text:style-name="T9"><text:line-break/></text:span><text:span text:style-name="T9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draw:frame draw:style-name="gr13" draw:text-style-name="P16" draw:layer="layout" svg:width="6.628cm" svg:height="0.962cm" svg:x="2cm" svg:y="1.6cm">
          <draw:text-box>
            <text:p><text:s/>DLL <text:s/>: Delete <text:s/>: O(1)</text:p>
          </draw:text-box>
        </draw:frame>
        <draw:custom-shape draw:style-name="gr43" draw:text-style-name="P5" xml:id="id6" draw:id="id6" draw:layer="layout" svg:width="1.667cm" svg:height="0.8cm" svg:x="6.4cm" svg:y="5.4cm">
          <text:p text:style-name="P5">NULL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666cm" svg:height="0.8cm" svg:x="8.067cm" svg:y="5.4cm">
          <text:p text:style-name="P5">10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667cm" svg:height="0.8cm" svg:x="9.733cm" svg:y="5.4cm">
          <text:p text:style-name="P5">200</text:p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1.556cm" svg:height="0.962cm" svg:x="8.2cm" svg:y="6.2cm">
          <draw:text-box>
            <text:p>100</text:p>
          </draw:text-box>
        </draw:frame>
        <draw:custom-shape draw:style-name="gr43" draw:text-style-name="P5" draw:layer="layout" svg:width="1.667cm" svg:height="0.8cm" svg:x="14cm" svg:y="5.438cm">
          <text:p text:style-name="P5">100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666cm" svg:height="0.8cm" svg:x="15.667cm" svg:y="5.438cm">
          <text:p text:style-name="P5">20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667cm" svg:height="0.8cm" svg:x="17.333cm" svg:y="5.438cm">
          <text:p text:style-name="P5">300</text:p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1.556cm" svg:height="0.962cm" svg:x="15.8cm" svg:y="6.238cm">
          <draw:text-box>
            <text:p>200</text:p>
          </draw:text-box>
        </draw:frame>
        <draw:custom-shape draw:style-name="gr43" draw:text-style-name="P5" draw:layer="layout" svg:width="1.667cm" svg:height="0.8cm" svg:x="21cm" svg:y="5.4cm">
          <text:p text:style-name="P5">200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666cm" svg:height="0.8cm" svg:x="22.667cm" svg:y="5.4cm">
          <text:p text:style-name="P5">30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667cm" svg:height="0.8cm" svg:x="24.333cm" svg:y="5.4cm">
          <text:p text:style-name="P5">NULL</text:p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1.556cm" svg:height="0.962cm" svg:x="22.8cm" svg:y="6.2cm">
          <draw:text-box>
            <text:p>300</text:p>
          </draw:text-box>
        </draw:frame>
        <draw:custom-shape draw:style-name="gr46" draw:text-style-name="P5" xml:id="id5" draw:id="id5" draw:layer="layout" svg:width="3.2cm" svg:height="1cm" svg:x="1.8cm" svg:y="3.6cm">
          <text:p text:style-name="P5">100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.013cm" svg:height="0.962cm" svg:x="2.4cm" svg:y="2.562cm">
          <draw:text-box>
            <text:p>Head</text:p>
          </draw:text-box>
        </draw:frame>
        <draw:connector draw:style-name="gr8" draw:text-style-name="P14" draw:layer="layout" svg:x1="3.4cm" svg:y1="4.6cm" svg:x2="6.4cm" svg:y2="5.8cm" draw:start-shape="id5" draw:start-glue-point="2" draw:end-shape="id6" svg:d="M3400 4600v1200h3000" svg:viewBox="0 0 3001 1201">
          <text:p/>
        </draw:connector>
        <draw:line draw:style-name="gr8" draw:text-style-name="P14" draw:layer="layout" svg:x1="11.2cm" svg:y1="5.6cm" svg:x2="14cm" svg:y2="5.6cm">
          <text:p/>
        </draw:line>
        <draw:line draw:style-name="gr8" draw:text-style-name="P14" draw:layer="layout" svg:x1="18.6cm" svg:y1="5.6cm" svg:x2="21cm" svg:y2="5.6cm">
          <text:p/>
        </draw:line>
        <draw:line draw:style-name="gr8" draw:text-style-name="P14" draw:layer="layout" svg:x1="21.4cm" svg:y1="6cm" svg:x2="19cm" svg:y2="6cm">
          <text:p/>
        </draw:line>
        <draw:line draw:style-name="gr8" draw:text-style-name="P14" draw:layer="layout" svg:x1="14cm" svg:y1="5.9cm" svg:x2="11.4cm" svg:y2="5.9cm">
          <text:p/>
        </draw:line>
        <draw:custom-shape draw:style-name="gr46" draw:text-style-name="P5" draw:layer="layout" svg:width="3.2cm" svg:height="1cm" svg:x="22.4cm" svg:y="3.038cm">
          <text:p text:style-name="P5">300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.45cm" svg:height="0.962cm" svg:x="23cm" svg:y="2cm">
          <draw:text-box>
            <text:p>Tail</text:p>
          </draw:text-box>
        </draw:frame>
        <draw:line draw:style-name="gr8" draw:text-style-name="P14" draw:layer="layout" svg:x1="24cm" svg:y1="3.6cm" svg:x2="24cm" svg:y2="5.4cm">
          <text:p/>
        </draw:line>
        <draw:custom-shape draw:style-name="gr47" draw:text-style-name="P30" draw:layer="layout" svg:width="1.741cm" svg:height="1.2cm" svg:x="20.656cm" svg:y="10.18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8" draw:text-style-name="P26" draw:layer="layout" svg:width="1.741cm" svg:height="1.2cm" svg:x="18.915cm" svg:y="10.184cm">
          <text:p text:style-name="P31"><text:span text:style-name="T17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49" draw:text-style-name="P32" draw:layer="layout" svg:width="1.741cm" svg:height="1.149cm" svg:x="15.256cm" svg:y="10.2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0" draw:text-style-name="P26" draw:layer="layout" svg:width="1.741cm" svg:height="1.149cm" svg:x="13.515cm" svg:y="10.235cm">
            <text:p text:style-name="P31"><text:span text:style-name="T17">2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51" draw:text-style-name="P30" draw:layer="layout" svg:width="2.5cm" svg:height="1.299cm" svg:x="3.24cm" svg:y="9.6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8" draw:text-style-name="P27" draw:layer="layout" svg:x1="16.34cm" svg:y1="10.784cm" svg:x2="18.94cm" svg:y2="10.784cm">
          <text:p/>
        </draw:line>
        <draw:line draw:style-name="gr8" draw:text-style-name="P14" draw:layer="layout" svg:x1="5.14cm" svg:y1="10.584cm" svg:x2="7.94cm" svg:y2="10.584cm">
          <text:p/>
        </draw:line>
        <draw:frame draw:style-name="gr52" draw:text-style-name="P33" draw:layer="layout" svg:width="2.817cm" svg:height="1.345cm" svg:x="3.108cm" svg:y="8.34cm">
          <draw:text-box>
            <text:p><text:span text:style-name="T6">Head</text:span></text:p>
          </draw:text-box>
        </draw:frame>
        <draw:g>
          <draw:custom-shape draw:style-name="gr49" draw:text-style-name="P32" draw:layer="layout" svg:width="1.741cm" svg:height="1.149cm" svg:x="9.684cm" svg:y="10.22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3" draw:text-style-name="P26" draw:layer="layout" svg:width="1.741cm" svg:height="1.149cm" svg:x="7.943cm" svg:y="10.251cm">
            <text:p text:style-name="P31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8" draw:text-style-name="P27" draw:layer="layout" svg:x1="11.04cm" svg:y1="10.841cm" svg:x2="13.54cm" svg:y2="10.784cm">
          <text:p/>
        </draw:line>
        <draw:line draw:style-name="gr8" draw:text-style-name="P14" draw:layer="layout" svg:x1="16.814cm" svg:y1="9.152cm" svg:x2="16.814cm" svg:y2="7.152cm">
          <text:p/>
        </draw:line>
        <draw:frame draw:style-name="gr54" draw:text-style-name="P16" draw:layer="layout" svg:width="6.306cm" svg:height="0.962cm" svg:x="1.8cm" svg:y="7.4cm">
          <draw:text-box>
            <text:p>SLL <text:s/>: Delete : O(n) <text:s/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 presentation:presentation-page-layout-name="AL2T1">
        <draw:frame presentation:style-name="pr3" draw:text-style-name="P4" draw:layer="layout" svg:width="25.199cm" svg:height="2.629cm" svg:x="0.899cm" svg:y="11.027cm" presentation:class="title" presentation:user-transformed="true">
          <draw:text-box>
            <text:p><text:span text:style-name="T3">Double Linked List- insert_at_la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left="0cm" fo:margin-right="0cm" fo:margin-top="0cm" fo:margin-bottom="0.322cm" fo:text-indent="0cm"/>
      <style:text-properties style:font-name="Trebuchet MS" fo:font-family="'Trebuchet MS'" style:font-family-generic="swiss" style:font-pitch="variable"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1cm" fo:text-indent="0cm"/>
      <style:text-properties style:font-name="Trebuchet MS" fo:font-family="'Trebuchet MS'" style:font-family-generic="swiss" style:font-pitch="variable" fo:font-size="19.6000003814697pt"/>
    </style:style>
    <style:style style:name="content-outline4" style:family="presentation" style:parent-style-name="content-outline3">
      <style:paragraph-properties fo:margin-left="0cm" fo:margin-right="0cm" fo:margin-top="0cm" fo:margin-bottom="0.16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79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79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79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79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79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Trebuchet MS" fo:font-family="'Trebuchet MS'" style:font-family-generic="swiss" style:font-pitch="variable" fo:font-size="36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299cm" fo:text-indent="0cm"/>
      <style:text-properties fo:font-size="21.1000003814697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6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shrink-to-fit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Trebuchet MS" fo:font-family="'Trebuchet MS'" style:font-family-generic="swiss" style:font-pitch="variable" fo:font-size="36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ntent_5f_-background" style:display-name="content_-background" style:family="presentation">
      <style:graphic-properties draw:stroke="none" draw:fill="none"/>
      <style:text-properties style:letter-kerning="true"/>
    </style:style>
    <style:style style:name="content_5f_-backgroundobjects" style:display-name="content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_5f_-notes" style:display-name="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_5f_-outline1" style:display-name="content_-outline1" style:family="presentation">
      <style:graphic-properties draw:stroke="none" draw:fill="none" draw:auto-grow-height="false" draw:fit-to-size="shrink-to-fit" style:shrink-to-fit="true">
        <text:list-style style:name="content_5f_-outline1" style:display-name="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77cm" fo:text-indent="0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17.8999996185303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_5f_-outline2" style:display-name="content_-outline2" style:family="presentation" style:parent-style-name="content_5f_-outline1">
      <style:paragraph-properties fo:margin-left="0cm" fo:margin-right="0cm" fo:margin-top="0cm" fo:margin-bottom="0.221cm" fo:text-indent="0cm"/>
      <style:text-properties style:font-name="Trebuchet MS" fo:font-family="'Trebuchet MS'" style:font-family-generic="swiss" style:font-pitch="variable" fo:font-size="15.6999998092651pt"/>
    </style:style>
    <style:style style:name="content_5f_-outline3" style:display-name="content_-outline3" style:family="presentation" style:parent-style-name="content_5f_-outline2">
      <style:paragraph-properties fo:margin-left="0cm" fo:margin-right="0cm" fo:margin-top="0cm" fo:margin-bottom="0.166cm" fo:text-indent="0cm"/>
      <style:text-properties style:font-name="Trebuchet MS" fo:font-family="'Trebuchet MS'" style:font-family-generic="swiss" style:font-pitch="variable" fo:font-size="13.3999996185303pt"/>
    </style:style>
    <style:style style:name="content_5f_-outline4" style:display-name="content_-outline4" style:family="presentation" style:parent-style-name="content_5f_-outline3">
      <style:paragraph-properties fo:margin-left="0cm" fo:margin-right="0cm" fo:margin-top="0cm" fo:margin-bottom="0.11cm" fo:text-indent="0cm"/>
      <style:text-properties style:font-name="Trebuchet MS" fo:font-family="'Trebuchet MS'" style:font-family-generic="swiss" style:font-pitch="variable" fo:font-size="11.1999998092651pt"/>
    </style:style>
    <style:style style:name="content_5f_-outline5" style:display-name="content_-outline5" style:family="presentation" style:parent-style-name="content_5f_-outline4">
      <style:paragraph-properties fo:margin-left="0cm" fo:margin-right="0cm" fo:margin-top="0cm" fo:margin-bottom="0.054cm" fo:text-indent="0cm"/>
      <style:text-properties style:font-name="Trebuchet MS" fo:font-family="'Trebuchet MS'" style:font-family-generic="swiss" style:font-pitch="variable" fo:font-size="11.1999998092651pt"/>
    </style:style>
    <style:style style:name="content_5f_-outline6" style:display-name="content_-outline6" style:family="presentation" style:parent-style-name="content_5f_-outline5">
      <style:paragraph-properties fo:margin-left="0cm" fo:margin-right="0cm" fo:margin-top="0cm" fo:margin-bottom="0.054cm" fo:text-indent="0cm"/>
      <style:text-properties style:font-name="Trebuchet MS" fo:font-family="'Trebuchet MS'" style:font-family-generic="swiss" style:font-pitch="variable" fo:font-size="11.1999998092651pt"/>
    </style:style>
    <style:style style:name="content_5f_-outline7" style:display-name="content_-outline7" style:family="presentation" style:parent-style-name="content_5f_-outline6">
      <style:paragraph-properties fo:margin-left="0cm" fo:margin-right="0cm" fo:margin-top="0cm" fo:margin-bottom="0.054cm" fo:text-indent="0cm"/>
      <style:text-properties style:font-name="Trebuchet MS" fo:font-family="'Trebuchet MS'" style:font-family-generic="swiss" style:font-pitch="variable" fo:font-size="11.1999998092651pt"/>
    </style:style>
    <style:style style:name="content_5f_-outline8" style:display-name="content_-outline8" style:family="presentation" style:parent-style-name="content_5f_-outline7">
      <style:paragraph-properties fo:margin-left="0cm" fo:margin-right="0cm" fo:margin-top="0cm" fo:margin-bottom="0.054cm" fo:text-indent="0cm"/>
      <style:text-properties fo:font-size="11.1999998092651pt"/>
    </style:style>
    <style:style style:name="content_5f_-outline9" style:display-name="content_-outline9" style:family="presentation" style:parent-style-name="content_5f_-outline8">
      <style:paragraph-properties fo:margin-left="0cm" fo:margin-right="0cm" fo:margin-top="0cm" fo:margin-bottom="0.054cm" fo:text-indent="0cm"/>
      <style:text-properties fo:font-size="11.1999998092651pt"/>
    </style:style>
    <style:style style:name="content_5f_-subtitle" style:display-name="content_-subtitle" style:family="presentation">
      <style:graphic-properties draw:stroke="none" draw:fill="none" draw:textarea-vertical-align="middle">
        <text:list-style style:name="content_5f_-subtitle" style:display-name="conten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_5f_-title" style:display-name="content_-title" style:family="presentation">
      <style:graphic-properties draw:stroke="none" draw:fill="none" draw:textarea-vertical-align="middle">
        <text:list-style style:name="content_5f_-title" style:display-name="conten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2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1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7cm" fo:min-width="19.51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5cm" fo:min-width="19.51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5" style:family="presentation" style:parent-style-name="header_5f_-backgroundobjects">
      <style:graphic-properties draw:stroke="none" draw:fill-color="#ffffff" draw:textarea-vertical-align="middle" draw:auto-grow-height="false" fo:min-height="2.177cm" fo:min-width="19.51cm"/>
    </style:style>
    <style:style style:name="Mpr26" style:family="presentation" style:parent-style-name="header_5f_-backgroundobjects">
      <style:graphic-properties draw:stroke="none" draw:fill-color="#ffffff" draw:textarea-vertical-align="middle" draw:auto-grow-height="false" fo:min-height="0.465cm" fo:min-width="19.51cm"/>
    </style:style>
    <style:style style:name="Mpr27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28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29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0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2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3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4" style:family="presentation" style:parent-style-name="header_5f_-backgroundobjects">
      <style:graphic-properties draw:stroke="none" draw:fill="none" draw:fill-color="#ffffff" draw:auto-grow-height="false" fo:min-height="1.485cm"/>
    </style:style>
    <style:style style:name="Mpr35" style:family="presentation" style:parent-style-name="header_5f_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38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content_5f_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138cm" fo:min-width="0.705cm"/>
    </style:style>
    <style:style style:name="Mpr40" style:family="presentation" style:parent-style-name="content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138cm" fo:min-width="20.628cm"/>
    </style:style>
    <style:style style:name="Mpr41" style:family="presentation" style:parent-style-name="content_5f_-backgroundobjects">
      <style:graphic-properties draw:stroke="none" draw:fill="none" draw:fill-color="#ffffff" draw:auto-grow-height="false" fo:min-height="1.485cm"/>
    </style:style>
    <style:style style:name="Mpr42" style:family="presentation" style:parent-style-name="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2cm" svg:y="14.577cm" presentation:class="outline" presentation:placeholder="true">
        <draw:text-box/>
      </draw:frame>
      <draw:frame draw:style-name="Mgr3" draw:text-style-name="MP5" draw:layer="backgroundobjects" svg:width="10.795cm" svg:height="2.437cm" svg:x="16.469cm" svg:y="11.994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7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1cm" svg:height="2.177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1cm" svg:height="0.465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9cm" svg:y1="-0.053cm" svg:x2="10.172cm" svg:y2="4.29cm">
            <text:p/>
          </draw:line>
          <draw:line presentation:style-name="Mpr5" draw:text-style-name="MP5" draw:layer="backgroundobjects" svg:x1="5.307cm" svg:y1="-0.053cm" svg:x2="10.289cm" svg:y2="4.929cm">
            <text:p/>
          </draw:line>
          <draw:line presentation:style-name="Mpr6" draw:text-style-name="MP5" draw:layer="backgroundobjects" svg:x1="4.507cm" svg:y1="-0.053cm" svg:x2="8.868cm" svg:y2="4.308cm">
            <text:p/>
          </draw:line>
          <draw:line presentation:style-name="Mpr7" draw:text-style-name="MP5" draw:layer="backgroundobjects" svg:x1="3.863cm" svg:y1="-0.053cm" svg:x2="8.845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7cm" svg:y1="13.884cm" svg:x2="8.854cm" svg:y2="5.003cm">
            <text:p/>
          </draw:line>
          <draw:line presentation:style-name="Mpr8" draw:text-style-name="MP5" draw:layer="backgroundobjects" svg:x1="0.012cm" svg:y1="14.385cm" svg:x2="10.145cm" svg:y2="4.252cm">
            <text:p/>
          </draw:line>
          <draw:line presentation:style-name="Mpr9" draw:text-style-name="MP5" draw:layer="backgroundobjects" svg:x1="0.358cm" svg:y1="15.802cm" svg:x2="10.208cm" svg:y2="5.952cm">
            <text:p/>
          </draw:line>
        </draw:g>
        <draw:g>
          <draw:line presentation:style-name="Mpr4" draw:text-style-name="MP5" draw:layer="backgroundobjects" svg:x1="14.929cm" svg:y1="-0.053cm" svg:x2="19.272cm" svg:y2="4.29cm">
            <text:p/>
          </draw:line>
          <draw:line presentation:style-name="Mpr5" draw:text-style-name="MP5" draw:layer="backgroundobjects" svg:x1="14.407cm" svg:y1="-0.053cm" svg:x2="19.389cm" svg:y2="4.929cm">
            <text:p/>
          </draw:line>
          <draw:line presentation:style-name="Mpr6" draw:text-style-name="MP5" draw:layer="backgroundobjects" svg:x1="13.607cm" svg:y1="-0.053cm" svg:x2="17.968cm" svg:y2="4.308cm">
            <text:p/>
          </draw:line>
          <draw:line presentation:style-name="Mpr7" draw:text-style-name="MP5" draw:layer="backgroundobjects" svg:x1="12.963cm" svg:y1="-0.053cm" svg:x2="17.945cm" svg:y2="4.929cm">
            <text:p/>
          </draw:line>
          <draw:line presentation:style-name="Mpr6" draw:text-style-name="MP5" draw:layer="backgroundobjects" svg:x1="6.419cm" svg:y1="15.861cm" svg:x2="17.997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8cm" svg:y1="15.759cm" svg:x2="19.245cm" svg:y2="4.252cm">
            <text:p/>
          </draw:line>
          <draw:line presentation:style-name="Mpr9" draw:text-style-name="MP5" draw:layer="backgroundobjects" svg:x1="9.458cm" svg:y1="15.802cm" svg:x2="19.308cm" svg:y2="5.952cm">
            <text:p/>
          </draw:line>
        </draw:g>
      </draw:g>
      <draw:frame presentation:style-name="header-title" draw:layer="backgroundobjects" svg:width="22.288cm" svg:height="2.051cm" svg:x="0.549cm" svg:y="4.904cm" presentation:class="title" presentation:placeholder="true">
        <draw:text-box/>
      </draw:frame>
      <draw:custom-shape presentation:style-name="Mpr10" draw:text-style-name="MP8" draw:layer="backgroundobjects" svg:width="27.973cm" svg:height="0.2cm" svg:x="-0.014cm" svg:y="15.303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399cm" svg:y="0.127cm" presentation:class="title" presentation:placeholder="true">
        <draw:text-box/>
      </draw:frame>
      <draw:frame presentation:style-name="content-outline1" draw:layer="backgroundobjects" svg:width="25.494cm" svg:height="10.774cm" svg:x="1.199cm" svg:y="2.984cm" presentation:class="outline" presentation:placeholder="true">
        <draw:text-box/>
      </draw:frame>
      <draw:custom-shape presentation:style-name="Mpr13" draw:text-style-name="MP13" draw:layer="backgroundobjects" svg:width="0.816cm" svg:height="0.2cm" svg:x="0.001cm" svg:y="15.302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3cm" svg:y="15.302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1cm" svg:y="14.337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1cm" svg:x="-0.126cm" svg:y="11.001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899cm" svg:y="11.027cm" presentation:class="title" presentation:placeholder="true">
        <draw:text-box/>
      </draw:frame>
      <draw:frame presentation:style-name="sub_5f_header-outline1" draw:layer="backgroundobjects" svg:width="1.743cm" svg:height="9.134cm" svg:x="28.239cm" svg:y="3.709cm" presentation:class="outline" presentation:placeholder="true">
        <draw:text-box/>
      </draw:frame>
      <draw:custom-shape presentation:style-name="Mpr17" draw:text-style-name="MP8" draw:layer="backgroundobjects" svg:width="27.973cm" svg:height="0.2cm" svg:x="-0.015cm" svg:y="15.302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69cm" svg:y="1.405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4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399cm" svg:y="6.401cm" presentation:class="title" presentation:placeholder="true">
        <draw:text-box/>
      </draw:frame>
      <draw:frame presentation:style-name="footer-outline1" draw:layer="backgroundobjects" svg:width="0.001cm" svg:height="75cm" svg:x="29.734cm" svg:y="-51.375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5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5cm" svg:y="14.345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4cm" svg:y="14.345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2cm" svg:y="14.577cm" presentation:class="outline" presentation:placeholder="true">
        <draw:text-box/>
      </draw:frame>
      <draw:frame draw:style-name="Mgr3" draw:text-style-name="MP5" draw:layer="backgroundobjects" svg:width="10.795cm" svg:height="2.437cm" svg:x="16.469cm" svg:y="11.994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24" draw:text-style-name="MP6" draw:layer="backgroundobjects" svg:width="19.991cm" svg:height="15.762cm" svg:x="-0.017cm" svg:y="0cm" svg:viewBox="0 0 19992 15763" draw:points="49,1 15626,1 19992,4349 8532,15763 0,15763 4,0">
          <text:p/>
        </draw:polygon>
        <draw:custom-shape presentation:style-name="Mpr25" draw:text-style-name="MP7" draw:layer="backgroundobjects" svg:width="19.51cm" svg:height="2.177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6" draw:text-style-name="MP7" draw:layer="backgroundobjects" svg:width="19.51cm" svg:height="0.465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27" draw:text-style-name="MP5" draw:layer="backgroundobjects" svg:x1="5.829cm" svg:y1="-0.053cm" svg:x2="10.172cm" svg:y2="4.29cm">
            <text:p/>
          </draw:line>
          <draw:line presentation:style-name="Mpr28" draw:text-style-name="MP5" draw:layer="backgroundobjects" svg:x1="5.307cm" svg:y1="-0.053cm" svg:x2="10.289cm" svg:y2="4.929cm">
            <text:p/>
          </draw:line>
          <draw:line presentation:style-name="Mpr29" draw:text-style-name="MP5" draw:layer="backgroundobjects" svg:x1="4.507cm" svg:y1="-0.053cm" svg:x2="8.868cm" svg:y2="4.308cm">
            <text:p/>
          </draw:line>
          <draw:line presentation:style-name="Mpr30" draw:text-style-name="MP5" draw:layer="backgroundobjects" svg:x1="3.863cm" svg:y1="-0.053cm" svg:x2="8.845cm" svg:y2="4.929cm">
            <text:p/>
          </draw:line>
          <draw:line presentation:style-name="Mpr29" draw:text-style-name="MP5" draw:layer="backgroundobjects" svg:x1="-0.019cm" svg:y1="13.198cm" svg:x2="8.896cm" svg:y2="4.283cm">
            <text:p/>
          </draw:line>
          <draw:line presentation:style-name="Mpr31" draw:text-style-name="MP5" draw:layer="backgroundobjects" svg:x1="-0.027cm" svg:y1="13.884cm" svg:x2="8.854cm" svg:y2="5.003cm">
            <text:p/>
          </draw:line>
          <draw:line presentation:style-name="Mpr31" draw:text-style-name="MP5" draw:layer="backgroundobjects" svg:x1="0.012cm" svg:y1="14.385cm" svg:x2="10.145cm" svg:y2="4.252cm">
            <text:p/>
          </draw:line>
          <draw:line presentation:style-name="Mpr32" draw:text-style-name="MP5" draw:layer="backgroundobjects" svg:x1="0.358cm" svg:y1="15.802cm" svg:x2="10.208cm" svg:y2="5.952cm">
            <text:p/>
          </draw:line>
        </draw:g>
        <draw:g>
          <draw:line presentation:style-name="Mpr27" draw:text-style-name="MP5" draw:layer="backgroundobjects" svg:x1="14.929cm" svg:y1="-0.053cm" svg:x2="19.272cm" svg:y2="4.29cm">
            <text:p/>
          </draw:line>
          <draw:line presentation:style-name="Mpr28" draw:text-style-name="MP5" draw:layer="backgroundobjects" svg:x1="14.407cm" svg:y1="-0.053cm" svg:x2="19.389cm" svg:y2="4.929cm">
            <text:p/>
          </draw:line>
          <draw:line presentation:style-name="Mpr29" draw:text-style-name="MP5" draw:layer="backgroundobjects" svg:x1="13.607cm" svg:y1="-0.053cm" svg:x2="17.968cm" svg:y2="4.308cm">
            <text:p/>
          </draw:line>
          <draw:line presentation:style-name="Mpr30" draw:text-style-name="MP5" draw:layer="backgroundobjects" svg:x1="12.963cm" svg:y1="-0.053cm" svg:x2="17.945cm" svg:y2="4.929cm">
            <text:p/>
          </draw:line>
          <draw:line presentation:style-name="Mpr29" draw:text-style-name="MP5" draw:layer="backgroundobjects" svg:x1="6.419cm" svg:y1="15.861cm" svg:x2="17.997cm" svg:y2="4.283cm">
            <text:p/>
          </draw:line>
          <draw:line presentation:style-name="Mpr31" draw:text-style-name="MP5" draw:layer="backgroundobjects" svg:x1="7.14cm" svg:y1="15.816cm" svg:x2="17.953cm" svg:y2="5.003cm">
            <text:p/>
          </draw:line>
          <draw:line presentation:style-name="Mpr31" draw:text-style-name="MP5" draw:layer="backgroundobjects" svg:x1="7.738cm" svg:y1="15.759cm" svg:x2="19.245cm" svg:y2="4.252cm">
            <text:p/>
          </draw:line>
          <draw:line presentation:style-name="Mpr32" draw:text-style-name="MP5" draw:layer="backgroundobjects" svg:x1="9.458cm" svg:y1="15.802cm" svg:x2="19.308cm" svg:y2="5.952cm">
            <text:p/>
          </draw:line>
        </draw:g>
      </draw:g>
      <draw:frame presentation:style-name="header_5f_-title" draw:layer="backgroundobjects" svg:width="22.288cm" svg:height="2.051cm" svg:x="0.549cm" svg:y="4.904cm" presentation:class="title" presentation:placeholder="true">
        <draw:text-box/>
      </draw:frame>
      <draw:custom-shape presentation:style-name="Mpr33" draw:text-style-name="MP8" draw:layer="backgroundobjects" svg:width="27.973cm" svg:height="0.2cm" svg:x="-0.016cm" svg:y="15.303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4" draw:text-style-name="MP14" draw:layer="backgroundobjects" svg:width="28.138cm" svg:height="2.571cm" svg:x="-0.126cm" svg:y="11.001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899cm" svg:y="11.027cm" presentation:class="title" presentation:placeholder="true">
        <draw:text-box/>
      </draw:frame>
      <draw:frame presentation:style-name="sub_5f_header_5f_-outline1" draw:layer="backgroundobjects" svg:width="1.743cm" svg:height="9.134cm" svg:x="28.239cm" svg:y="3.709cm" presentation:class="outline" presentation:placeholder="true">
        <draw:text-box/>
      </draw:frame>
      <draw:custom-shape presentation:style-name="Mpr36" draw:text-style-name="MP8" draw:layer="backgroundobjects" svg:width="27.973cm" svg:height="0.2cm" svg:x="-0.017cm" svg:y="15.302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69cm" svg:y="1.405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_5f_" style:display-name="content_" style:page-layout-name="PM1" draw:style-name="Mdp1">
      <draw:frame presentation:style-name="content_5f_-title" draw:layer="backgroundobjects" svg:width="21.777cm" svg:height="1.611cm" svg:x="0.345cm" svg:y="0.088cm" presentation:class="title" presentation:placeholder="true">
        <draw:text-box/>
      </draw:frame>
      <draw:frame presentation:style-name="content_5f_-outline1" draw:layer="backgroundobjects" svg:width="22.032cm" svg:height="7.41cm" svg:x="1.037cm" svg:y="2.053cm" presentation:class="outline" presentation:placeholder="true">
        <draw:text-box/>
      </draw:frame>
      <draw:custom-shape presentation:style-name="Mpr39" draw:text-style-name="MP13" draw:layer="backgroundobjects" svg:width="0.705cm" svg:height="0.138cm" svg:x="0.001cm" svg:y="10.527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40" draw:text-style-name="MP8" draw:layer="backgroundobjects" svg:width="20.628cm" svg:height="0.138cm" svg:x="3.567cm" svg:y="10.527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589cm" svg:height="0.903cm" svg:x="0.865cm" svg:y="9.861cm">
        <draw:image xlink:href="">
          <text:p/>
        </draw:image>
      </draw:frame>
      <presentation:notes style:page-layout-name="PM0">
        <draw:page-thumbnail presentation:style-name="content_5f_-title" draw:layer="backgroundobjects" svg:width="0.001cm" svg:height="0.001cm" svg:x="0cm" svg:y="2.257cm" presentation:class="page"/>
        <draw:frame presentation:style-name="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14:48:01.844611241</meta:creation-date>
    <meta:editing-duration>PT12H37M41S</meta:editing-duration>
    <meta:editing-cycles>31</meta:editing-cycles>
    <meta:generator>LibreOffice/6.0.7.3$Linux_X86_64 LibreOffice_project/00m0$Build-3</meta:generator>
    <dc:title>Bright Blue</dc:title>
    <dc:date>2021-04-08T14:18:45.127913794</dc:date>
    <meta:document-statistic meta:object-count="417"/>
    <meta:template xlink:type="simple" xlink:actuate="onRequest" xlink:title="Bright Blue" xlink:href="../../../DS/template_c/cft_presentation_template_wide_screen.otp" meta:date="2020-04-03T14:48:00.213036779"/>
  </office:meta>
</office:document-meta>
</file>